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ockMvcConfigurer.afterConfigurerAdded( ConfigurableMockMvc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workExtensionTests.default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handleBar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workExtensionTests.bar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Controller.handleFoo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workExtensionTests.fo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MockMvcConfigurer.beforeMockMvcCreated( ConfigurableMockMvcBuilder &lt; ? &gt; builder ,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